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DN15</text:p>
          </table:table-cell>
          <table:table-cell table:style-name="ce5" office:value-type="string" calcext:value-type="string">
            <text:p>‘1/2 – 15/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N20</text:p>
          </table:table-cell>
          <table:table-cell office:value-type="string" calcext:value-type="string">
            <text:p>'3/4 – 20/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OS maquette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matériel</text:p>
          </table:table-cell>
          <table:table-cell table:style-name="ce1" office:value-type="string" calcext:value-type="string">
            <text:p>lien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elais 220</text:p>
          </table:table-cell>
          <table:table-cell table:style-name="ce1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Module 8 relais 12V </text:p>
          </table:table-cell>
          <table:table-cell table:style-name="ce1" office:value-type="string" calcext:value-type="string">
            <text:p><text:a xlink:href="https://www.amazon.fr/Module-Walfront-Déclenchement-Indicateur-Traction/dp/B07JZN7GGR/ref=sr_1_3_sspa?__mk_fr_FR=ÅMÅŽÕÑ&amp;keywords=relais+carte+12V&amp;qid=1583401883&amp;sr=8-3-spons&amp;psc=1&amp;spLa=ZW5jcnlwdGVkUXVhbGlmaWVyPUEyT0w5SkRMRVdWV1BOJmVuY3J5cHRlZElkPUEwMzg0MDQ5MzlSSExaOEhTRkpMVCZlbmNyeXB0ZWRBZElkPUEwMjg2MjIyM043TklaUUg2UDhFVCZ3aWRnZXROYW1lPXNwX2F0ZiZhY3Rpb249Y2xpY2tSZWRpcmVjdCZkb05vdExvZ0NsaWNrPXRydWU=" xlink:type="simple">relais12V</text:a></text:p>
          </table:table-cell>
          <table:table-cell table:style-name="ce1" office:value-type="float" office:value="15.06" calcext:value-type="float">
            <text:p>15,0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E7]*[.D7]" office:value-type="float" office:value="15.06" calcext:value-type="float">
            <text:p>15,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ne3voie motoris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T100 doigt de gant</text:p>
          </table:table-cell>
          <table:table-cell office:value-type="string" calcext:value-type="string">
            <text:p><text:a xlink:href="https://www.amazon.fr/Maslin-Capteur-Température-Filetage-Inoxydable/dp/B07KDJ2V6V/ref=sr_1_2?__mk_fr_FR=ÅMÅŽÕÑ&amp;keywords=sonde%2Bpt100%2B3%2F4&amp;qid=1583400770&amp;sr=8-2&amp;th=1" xlink:type="simple">PT100 doigt de gant</text:a></text:p>
          </table:table-cell>
          <table:table-cell table:style-name="ce4" office:value-type="string" calcext:value-type="string">
            <text:p>22,85</text:p>
          </table:table-cell>
          <table:table-cell office:value-type="float" office:value="5" calcext:value-type="float">
            <text:p>5</text:p>
          </table:table-cell>
          <table:table-cell table:style-name="ce1" table:formula="of:=[.E10]*[.D10]" office:value-type="float" office:value="114.25" calcext:value-type="float">
            <text:p>114,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é 3/4</text:p>
          </table:table-cell>
          <table:table-cell office:value-type="string" calcext:value-type="string">
            <text:p><text:a xlink:href="https://www.bricoman.fr/2-tes-laiton-a-visser-triple-femelle-20x27.html" xlink:type="simple">bricoman</text:a> tous embouts femelle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accord cuve</text:p>
          </table:table-cell>
          <table:table-cell office:value-type="string" calcext:value-type="string">
            <text:p><text:a xlink:href="https://www.amazon.fr/dp/B07W4D1P1T/ref=psdc_4338558031_t3_B00CBBO49O" xlink:type="simple">Raccord vissé 3/4" pour robinet </text:a></text:p>
          </table:table-cell>
          <table:table-cell office:value-type="float" office:value="7.99" calcext:value-type="float">
            <text:p>7,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amazon.fr/Boutté-2147517-TC20-Traversée-laiton/dp/B00GOYYS0E/ref=pd_sbs_60_t_1/262-9971649-2446628?_encoding=UTF8&amp;pd_rd_i=B00GOYYS0E&amp;pd_rd_r=d6ef660b-0bb2-4220-9331-78c68bf6fde3&amp;pd_rd_w=CTfqf&amp;pd_rd_wg=gUoyO&amp;pf_rd_p=9b28d941-c13a-4c2b-b935-36854aa20020&amp;pf_rd_r=STKBVJFQPYAJE4RE6DEJ&amp;psc=1&amp;refRID=STKBVJFQPYAJE4RE6DEJ" xlink:type="simple">raccord sans filetage intérieur</text:a></text:p>
          </table:table-cell>
          <table:table-cell office:value-type="float" office:value="6.34" calcext:value-type="float">
            <text:p>6,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amazon.fr/Boutté-2102332-EA31-Embout-femelle/dp/B00LXEQ7KY/ref=pd_bxgy_img_2/262-9971649-2446628?_encoding=UTF8&amp;pd_rd_i=B00LXEQ7KY&amp;pd_rd_r=0bb9a3f6-47ef-4e24-8ffb-5f8f6f199322&amp;pd_rd_w=bUtzf&amp;pd_rd_wg=eMMVm&amp;pf_rd_p=da1675de-3974-4ba2-b26f-c06b987f79cb&amp;pf_rd_r=JSS2Q9KHC5ZWNT70EYDR&amp;psc=1&amp;refRID=JSS2Q9KHC5ZWNT70EYDR" xlink:type="simple">filetage femelle vers tuyau</text:a></text:p>
          </table:table-cell>
          <table:table-cell office:value-type="float" office:value="2.59" calcext:value-type="float">
            <text:p>2,59</text:p>
          </table:table-cell>
          <table:table-cell table:number-columns-repeated="2"/>
          <table:table-cell office:value-type="string" calcext:value-type="string">
            <text:p>plus d’exemplaire en st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www.amazon.fr/sourcing-map-Filetage-femelle-Raccord/dp/B07F8SK5JD/ref=pd_sbs_60_6/262-9971649-2446628?_encoding=UTF8&amp;pd_rd_i=B07F8SK5JD&amp;pd_rd_r=049d844d-7c46-4666-b459-c784e49eec54&amp;pd_rd_w=Pv6QN&amp;pd_rd_wg=kurSi&amp;pf_rd_p=72159c7a-2bb2-4a15-aa35-b315ce8f5c64&amp;pf_rd_r=ZF17CFFVD6QWNFR23NYJ&amp;psc=1&amp;refRID=ZF17CFFVD6QWNFR23NYJ" xlink:type="simple">filetage femelle</text:a></text:p>
          </table:table-cell>
          <table:table-cell office:value-type="float" office:value="7.88" calcext:value-type="float">
            <text:p>7,88</text:p>
          </table:table-cell>
          <table:table-cell table:number-columns-repeated="2"/>
          <table:table-cell office:value-type="string" calcext:value-type="string">
            <text:p>délai trop lo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www.amazon.fr/Boutté-2102097-EM31-Embout-laiton/dp/B00LXEQBFA/ref=pd_bxgy_img_3/262-9971649-2446628?_encoding=UTF8&amp;pd_rd_i=B00LXEQBFA&amp;pd_rd_r=88626f52-0f5b-4e93-a8d9-90198b002770&amp;pd_rd_w=sZwI2&amp;pd_rd_wg=UCCk9&amp;pf_rd_p=da1675de-3974-4ba2-b26f-c06b987f79cb&amp;pf_rd_r=8C7KR84AJ8186CXK6AZH&amp;psc=1&amp;refRID=8C7KR84AJ8186CXK6AZH" xlink:type="simple">filetage male</text:a></text:p>
          </table:table-cell>
          <table:table-cell office:value-type="float" office:value="2.79" calcext:value-type="float">
            <text:p>2,79</text:p>
          </table:table-cell>
          <table:table-cell table:number-columns-repeated="2"/>
          <table:table-cell office:value-type="string" calcext:value-type="string">
            <text:p>13 en st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www.amazon.fr/Raccord-adaptateur-robinet-tuyau-darrosage/dp/B07DNF57Q5/ref=pd_t4im_d_1/262-9971649-2446628?_encoding=UTF8&amp;pd_rd_i=B07DNF57Q5&amp;pd_rd_r=1d9daccb-9b31-4c9b-8fe8-8ae7fc24ee68&amp;pd_rd_w=QDU2H&amp;pd_rd_wg=4wF2s&amp;pf_rd_p=98282ae3-ad6a-4d96-83f0-02e512fb58e5&amp;pf_rd_r=EGEDKZBQMNRCKD2SFW2Y&amp;psc=1&amp;refRID=EGEDKZBQMNRCKD2SFW2Y" xlink:type="simple">filetage femelle b</text:a></text:p>
          </table:table-cell>
          <table:table-cell office:value-type="float" office:value="2.08" calcext:value-type="float">
            <text:p>2,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1:11:26.269595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03:45.919599713</meta:creation-date>
    <dc:date>2020-03-05T12:16:45.764817519</dc:date>
    <meta:editing-duration>PT15M42S</meta:editing-duration>
    <meta:editing-cycles>2</meta:editing-cycles>
    <meta:generator>LibreOffice/6.0.7.3$Linux_X86_64 LibreOffice_project/00m0$Build-3</meta:generator>
    <meta:document-statistic meta:table-count="1" meta:cell-count="40" meta:object-count="0"/>
  </office:meta>
</office:document-meta>
</file>